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7.501cm" style:page-number="auto" table:align="margins"/>
    </style:style>
    <style:style style:name="Таблица1.A" style:family="table-column">
      <style:table-column-properties style:column-width="15.03cm" style:rel-column-width="56280*"/>
    </style:style>
    <style:style style:name="Таблица1.B" style:family="table-column">
      <style:table-column-properties style:column-width="2.471cm" style:rel-column-width="9255*"/>
    </style:style>
    <style:style style:name="SUBPROC" style:family="table">
      <style:table-properties style:width="17.501cm" table:align="margins"/>
    </style:style>
    <style:style style:name="SUBPROC.A" style:family="table-column">
      <style:table-column-properties style:column-width="0.794cm" style:rel-column-width="2972*"/>
    </style:style>
    <style:style style:name="SUBPROC.B" style:family="table-column">
      <style:table-column-properties style:column-width="12.488cm" style:rel-column-width="46763*"/>
    </style:style>
    <style:style style:name="SUBPROC.C" style:family="table-column">
      <style:table-column-properties style:column-width="4.219cm" style:rel-column-width="15800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METRICS" style:display-name="TABLE_METRICS" style:family="table">
      <style:table-properties style:width="17.501cm" table:align="margins" style:shadow="none"/>
    </style:style>
    <style:style style:name="TABLE_5f_METRICS.A" style:display-name="TABLE_METRICS.A" style:family="table-column">
      <style:table-column-properties style:column-width="1.005cm" style:rel-column-width="3764*"/>
    </style:style>
    <style:style style:name="TABLE_5f_METRICS.B" style:display-name="TABLE_METRICS.B" style:family="table-column">
      <style:table-column-properties style:column-width="16.496cm" style:rel-column-width="61771*"/>
    </style:style>
    <style:style style:name="TABLE_5f_METRICS.A1" style:display-name="TABLE_METRICS.A1" style:family="table-cell">
      <style:table-cell-properties fo:padding="0cm" fo:border="none"/>
    </style:style>
    <style:style style:name="TABLE_5f_DOCS" style:display-name="TABLE_DOCS" style:family="table">
      <style:table-properties style:width="17.501cm" table:align="margins"/>
    </style:style>
    <style:style style:name="TABLE_5f_DOCS.A" style:display-name="TABLE_DOCS.A" style:family="table-column">
      <style:table-column-properties style:column-width="1.005cm" style:rel-column-width="3764*"/>
    </style:style>
    <style:style style:name="TABLE_5f_DOCS.B" style:display-name="TABLE_DOCS.B" style:family="table-column">
      <style:table-column-properties style:column-width="9.763cm" style:rel-column-width="36558*"/>
    </style:style>
    <style:style style:name="TABLE_5f_DOCS.C" style:display-name="TABLE_DOCS.C" style:family="table-column">
      <style:table-column-properties style:column-width="2.461cm" style:rel-column-width="9214*"/>
    </style:style>
    <style:style style:name="TABLE_5f_DOCS.D" style:display-name="TABLE_DOCS.D" style:family="table-column">
      <style:table-column-properties style:column-width="4.272cm" style:rel-column-width="15999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padding="0.097cm" fo:border-left="0.05pt solid #c0c0c0" fo:border-right="none" fo:border-top="0.05pt solid #c0c0c0" fo:border-bottom="0.05pt solid #c0c0c0"/>
    </style:style>
    <style:style style:name="TABLE_5f_DOCS.D1" style:display-name="TABLE_DOCS.D1" style:family="table-cell">
      <style:table-cell-properties fo:padding="0.097cm" fo:border="0.05pt solid #c0c0c0"/>
    </style:style>
    <style:style style:name="TABLE_5f_ROLES" style:display-name="TABLE_ROLES" style:family="table">
      <style:table-properties style:width="17.501cm" table:align="margins"/>
    </style:style>
    <style:style style:name="TABLE_5f_ROLES.A" style:display-name="TABLE_ROLES.A" style:family="table-column">
      <style:table-column-properties style:column-width="1.005cm" style:rel-column-width="3764*"/>
    </style:style>
    <style:style style:name="TABLE_5f_ROLES.B" style:display-name="TABLE_ROLES.B" style:family="table-column">
      <style:table-column-properties style:column-width="5.001cm" style:rel-column-width="18725*"/>
    </style:style>
    <style:style style:name="TABLE_5f_ROLES.C" style:display-name="TABLE_ROLES.C" style:family="table-column">
      <style:table-column-properties style:column-width="11.495cm" style:rel-column-width="43046*"/>
    </style:style>
    <style:style style:name="TABLE_5f_ROLES.1" style:display-name="TABLE_ROLES.1" style:family="table-row">
      <style:table-row-properties fo:keep-together="auto"/>
    </style:style>
    <style:style style:name="TABLE_5f_ROLES.A1" style:display-name="TABLE_ROL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ROLES.C1" style:display-name="TABLE_ROLES.C1" style:family="table-cell">
      <style:table-cell-properties fo:background-color="#cccccc" fo:padding="0.097cm" fo:border="0.05pt solid #000000">
        <style:background-image/>
      </style:table-cell-properties>
    </style:style>
    <style:style style:name="TABLE_5f_ROLES.A2" style:display-name="TABLE_ROLES.A2" style:family="table-cell">
      <style:table-cell-properties fo:padding="0.097cm" fo:border-left="0.05pt solid #000000" fo:border-right="none" fo:border-top="none" fo:border-bottom="0.05pt solid #000000"/>
    </style:style>
    <style:style style:name="TABLE_5f_ROLES.B2" style:display-name="TABLE_ROLES.B2" style:family="table-cell">
      <style:table-cell-properties fo:padding="0.097cm" fo:border-left="0.05pt solid #000000" fo:border-right="none" fo:border-top="none" fo:border-bottom="0.05pt solid #000000"/>
    </style:style>
    <style:style style:name="TABLE_5f_ROLES.C2" style:display-name="TABLE_ROLE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PLACES" style:display-name="TABLE_PLACES" style:family="table">
      <style:table-properties style:width="17.501cm" table:align="margins"/>
    </style:style>
    <style:style style:name="TABLE_5f_PLACES.A" style:display-name="TABLE_PLACES.A" style:family="table-column">
      <style:table-column-properties style:column-width="1.085cm" style:rel-column-width="4062*"/>
    </style:style>
    <style:style style:name="TABLE_5f_PLACES.B" style:display-name="TABLE_PLACES.B" style:family="table-column">
      <style:table-column-properties style:column-width="3.993cm" style:rel-column-width="14953*"/>
    </style:style>
    <style:style style:name="TABLE_5f_PLACES.C" style:display-name="TABLE_PLACES.C" style:family="table-column">
      <style:table-column-properties style:column-width="1.508cm" style:rel-column-width="5647*"/>
    </style:style>
    <style:style style:name="TABLE_5f_PLACES.D" style:display-name="TABLE_PLACES.D" style:family="table-column">
      <style:table-column-properties style:column-width="10.915cm" style:rel-column-width="40873*"/>
    </style:style>
    <style:style style:name="TABLE_5f_PLACES.1" style:display-name="TABLE_PLACES.1" style:family="table-row">
      <style:table-row-properties fo:keep-together="auto"/>
    </style:style>
    <style:style style:name="TABLE_5f_PLACES.A1" style:display-name="TABLE_PLA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PLACES.D1" style:display-name="TABLE_PLACE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PLACES.A2" style:display-name="TABLE_PLACES.A2" style:family="table-cell">
      <style:table-cell-properties fo:padding="0.097cm" fo:border-left="0.05pt solid #000000" fo:border-right="none" fo:border-top="none" fo:border-bottom="0.05pt solid #000000"/>
    </style:style>
    <style:style style:name="TABLE_5f_PLACES.B2" style:display-name="TABLE_PLACES.B2" style:family="table-cell">
      <style:table-cell-properties fo:padding="0.097cm" fo:border-left="0.05pt solid #000000" fo:border-right="none" fo:border-top="none" fo:border-bottom="0.05pt solid #000000"/>
    </style:style>
    <style:style style:name="TABLE_5f_PLACES.C2" style:display-name="TABLE_PLACES.C2" style:family="table-cell">
      <style:table-cell-properties fo:padding="0.097cm" fo:border-left="0.05pt solid #000000" fo:border-right="none" fo:border-top="none" fo:border-bottom="0.05pt solid #000000"/>
    </style:style>
    <style:style style:name="TABLE_5f_PLACES.D2" style:display-name="TABLE_PLACE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BAPPS" style:display-name="TABLE_BAPPS" style:family="table">
      <style:table-properties style:width="17.501cm" table:align="margins"/>
    </style:style>
    <style:style style:name="TABLE_5f_BAPPS.A" style:display-name="TABLE_BAPPS.A" style:family="table-column">
      <style:table-column-properties style:column-width="0.977cm" style:rel-column-width="3659*"/>
    </style:style>
    <style:style style:name="TABLE_5f_BAPPS.B" style:display-name="TABLE_BAPPS.B" style:family="table-column">
      <style:table-column-properties style:column-width="3.149cm" style:rel-column-width="11789*"/>
    </style:style>
    <style:style style:name="TABLE_5f_BAPPS.C" style:display-name="TABLE_BAPPS.C" style:family="table-column">
      <style:table-column-properties style:column-width="5.373cm" style:rel-column-width="20118*"/>
    </style:style>
    <style:style style:name="TABLE_5f_BAPPS.D" style:display-name="TABLE_BAPPS.D" style:family="table-column">
      <style:table-column-properties style:column-width="8.003cm" style:rel-column-width="29969*"/>
    </style:style>
    <style:style style:name="TABLE_5f_BAPPS.1" style:display-name="TABLE_BAPPS.1" style:family="table-row">
      <style:table-row-properties fo:keep-together="auto"/>
    </style:style>
    <style:style style:name="TABLE_5f_BAPPS.A1" style:display-name="TABLE_BAPP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BAPPS.D1" style:display-name="TABLE_BAPP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BAPPS.A2" style:display-name="TABLE_BAPPS.A2" style:family="table-cell">
      <style:table-cell-properties fo:padding="0.097cm" fo:border-left="0.05pt solid #000000" fo:border-right="none" fo:border-top="none" fo:border-bottom="0.05pt solid #000000"/>
    </style:style>
    <style:style style:name="TABLE_5f_BAPPS.B2" style:display-name="TABLE_BAPPS.B2" style:family="table-cell">
      <style:table-cell-properties fo:padding="0.097cm" fo:border-left="0.05pt solid #000000" fo:border-right="none" fo:border-top="none" fo:border-bottom="0.05pt solid #000000"/>
    </style:style>
    <style:style style:name="TABLE_5f_BAPPS.C2" style:display-name="TABLE_BAPPS.C2" style:family="table-cell">
      <style:table-cell-properties fo:padding="0.097cm" fo:border-left="0.05pt solid #000000" fo:border-right="none" fo:border-top="none" fo:border-bottom="0.05pt solid #000000"/>
    </style:style>
    <style:style style:name="TABLE_5f_BAPPS.D2" style:display-name="TABLE_BAPPS.D2" style:family="table-cell">
      <style:table-cell-properties fo:padding="0.097cm" fo:border-left="0.05pt solid #000000" fo:border-right="0.05pt solid #000000" fo:border-top="none" fo:border-bottom="0.05pt solid #000000"/>
    </style:style>
    <style:style style:name="IRESOURCES" style:family="table">
      <style:table-properties style:width="17.501cm" table:align="margins"/>
    </style:style>
    <style:style style:name="IRESOURCES.A" style:family="table-column">
      <style:table-column-properties style:column-width="0.975cm" style:rel-column-width="3652*"/>
    </style:style>
    <style:style style:name="IRESOURCES.B" style:family="table-column">
      <style:table-column-properties style:column-width="3.149cm" style:rel-column-width="11789*"/>
    </style:style>
    <style:style style:name="IRESOURCES.C" style:family="table-column">
      <style:table-column-properties style:column-width="7.332cm" style:rel-column-width="27457*"/>
    </style:style>
    <style:style style:name="IRESOURCES.D" style:family="table-column">
      <style:table-column-properties style:column-width="6.045cm" style:rel-column-width="22637*"/>
    </style:style>
    <style:style style:name="IRESOURCES.1" style:family="table-row">
      <style:table-row-properties fo:keep-together="auto"/>
    </style:style>
    <style:style style:name="IRESOUR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IRESOURCES.D1" style:family="table-cell">
      <style:table-cell-properties fo:background-color="#cccccc" fo:padding="0.097cm" fo:border="0.05pt solid #000000">
        <style:background-image/>
      </style:table-cell-properties>
    </style:style>
    <style:style style:name="IRESOURCES.A2" style:family="table-cell">
      <style:table-cell-properties fo:padding="0.097cm" fo:border-left="0.05pt solid #000000" fo:border-right="none" fo:border-top="none" fo:border-bottom="0.05pt solid #000000"/>
    </style:style>
    <style:style style:name="IRESOURCES.B2" style:family="table-cell">
      <style:table-cell-properties fo:padding="0.097cm" fo:border-left="0.05pt solid #000000" fo:border-right="none" fo:border-top="none" fo:border-bottom="0.05pt solid #000000"/>
    </style:style>
    <style:style style:name="IRESOURCES.C2" style:family="table-cell">
      <style:table-cell-properties fo:padding="0.097cm" fo:border-left="0.05pt solid #000000" fo:border-right="none" fo:border-top="none" fo:border-bottom="0.05pt solid #000000"/>
    </style:style>
    <style:style style:name="IRESOURCE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officeooo:paragraph-rsid="00191388"/>
    </style:style>
    <style:style style:name="P3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4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37ff2e" officeooo:paragraph-rsid="0037ff2e"/>
    </style:style>
    <style:style style:name="P5" style:family="paragraph" style:parent-style-name="Text_20_body">
      <style:paragraph-properties fo:text-align="start" style:justify-single-word="false"/>
      <style:text-properties officeooo:rsid="001170c5" officeooo:paragraph-rsid="001170c5"/>
    </style:style>
    <style:style style:name="P6" style:family="paragraph" style:parent-style-name="Text_20_body">
      <style:paragraph-properties fo:text-align="start" style:justify-single-word="false"/>
      <style:text-properties officeooo:rsid="001170c5" officeooo:paragraph-rsid="003cbe5a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01170c5" officeooo:paragraph-rsid="003cbe5a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weight="normal" officeooo:rsid="004afa94" officeooo:paragraph-rsid="006b4540" style:font-weight-asian="normal" style:font-weight-complex="normal"/>
    </style:style>
    <style:style style:name="P9" style:family="paragraph" style:parent-style-name="Text_20_body">
      <style:text-properties officeooo:paragraph-rsid="00445247"/>
    </style:style>
    <style:style style:name="P10" style:family="paragraph" style:parent-style-name="Text_20_body">
      <style:paragraph-properties fo:text-align="start" style:justify-single-word="false"/>
      <style:text-properties officeooo:rsid="001170c5" officeooo:paragraph-rsid="004b43ac" fo:background-color="transparent"/>
    </style:style>
    <style:style style:name="P11" style:family="paragraph" style:parent-style-name="Text_20_body">
      <style:paragraph-properties fo:text-align="start" style:justify-single-word="false"/>
      <style:text-properties officeooo:rsid="001170c5" officeooo:paragraph-rsid="0062c1ec" fo:background-color="transparent"/>
    </style:style>
    <style:style style:name="P12" style:family="paragraph" style:parent-style-name="Text_20_body">
      <style:paragraph-properties fo:text-align="start" style:justify-single-word="false"/>
      <style:text-properties fo:font-weight="bold" officeooo:rsid="004afa94" officeooo:paragraph-rsid="006b4540" style:font-weight-asian="bold" style:font-weight-complex="bold"/>
    </style:style>
    <style:style style:name="P13" style:family="paragraph" style:parent-style-name="Text_20_body">
      <style:text-properties officeooo:rsid="001ece33" officeooo:paragraph-rsid="006d9eb9"/>
    </style:style>
    <style:style style:name="P14" style:family="paragraph" style:parent-style-name="Text_20_body">
      <style:text-properties officeooo:rsid="006d0d27" officeooo:paragraph-rsid="006d0d27"/>
    </style:style>
    <style:style style:name="P15" style:family="paragraph" style:parent-style-name="Table_20_Contents">
      <style:paragraph-properties fo:text-align="center" style:justify-single-word="false"/>
      <style:text-properties officeooo:rsid="000d285a" officeooo:paragraph-rsid="004d2cf6"/>
    </style:style>
    <style:style style:name="P16" style:family="paragraph" style:parent-style-name="Table_20_Contents">
      <style:text-properties officeooo:rsid="001dcb08" officeooo:paragraph-rsid="004d2cf6"/>
    </style:style>
    <style:style style:name="P17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18" style:family="paragraph" style:parent-style-name="Table_20_Contents">
      <style:text-properties officeooo:rsid="0022f4e7" officeooo:paragraph-rsid="0022f4e7"/>
    </style:style>
    <style:style style:name="P19" style:family="paragraph" style:parent-style-name="Table_20_Contents">
      <style:text-properties officeooo:rsid="0025af9a" officeooo:paragraph-rsid="00292b66"/>
    </style:style>
    <style:style style:name="P20" style:family="paragraph" style:parent-style-name="Table_20_Contents">
      <style:text-properties officeooo:rsid="0025af9a" officeooo:paragraph-rsid="0025af9a"/>
    </style:style>
    <style:style style:name="P21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2" style:family="paragraph" style:parent-style-name="Table_20_Contents">
      <style:text-properties officeooo:rsid="0035e7b6" officeooo:paragraph-rsid="0035e7b6"/>
    </style:style>
    <style:style style:name="P23" style:family="paragraph" style:parent-style-name="Table_20_Contents">
      <style:paragraph-properties fo:text-align="center" style:justify-single-word="false"/>
      <style:text-properties officeooo:rsid="003e97d6" officeooo:paragraph-rsid="003e97d6"/>
    </style:style>
    <style:style style:name="P24" style:family="paragraph" style:parent-style-name="Table_20_Contents">
      <style:text-properties officeooo:rsid="0045e86d" officeooo:paragraph-rsid="00445247"/>
    </style:style>
    <style:style style:name="P25" style:family="paragraph" style:parent-style-name="Table_20_Contents">
      <style:paragraph-properties fo:text-align="center" style:justify-single-word="false"/>
      <style:text-properties officeooo:rsid="0048ff48" officeooo:paragraph-rsid="0048ff48"/>
    </style:style>
    <style:style style:name="P26" style:family="paragraph" style:parent-style-name="Table_20_Contents">
      <style:paragraph-properties fo:text-align="start" style:justify-single-word="false"/>
      <style:text-properties officeooo:rsid="0048ff48" officeooo:paragraph-rsid="0048ff48"/>
    </style:style>
    <style:style style:name="P27" style:family="paragraph" style:parent-style-name="Table_20_Contents">
      <style:text-properties officeooo:rsid="0054ea4e" officeooo:paragraph-rsid="0054ea4e"/>
    </style:style>
    <style:style style:name="P28" style:family="paragraph" style:parent-style-name="Table_20_Contents">
      <style:paragraph-properties fo:text-align="start" style:justify-single-word="false"/>
      <style:text-properties officeooo:rsid="0058c499" officeooo:paragraph-rsid="0058c499"/>
    </style:style>
    <style:style style:name="P29" style:family="paragraph" style:parent-style-name="Table_20_Contents">
      <style:paragraph-properties fo:text-align="start" style:justify-single-word="false"/>
      <style:text-properties officeooo:rsid="0058e91b" officeooo:paragraph-rsid="0058e91b"/>
    </style:style>
    <style:style style:name="P30" style:family="paragraph" style:parent-style-name="Table_20_Contents">
      <style:text-properties officeooo:rsid="0058e91b" officeooo:paragraph-rsid="0058e91b"/>
    </style:style>
    <style:style style:name="P31" style:family="paragraph" style:parent-style-name="Table_20_Contents">
      <style:paragraph-properties fo:text-align="start" style:justify-single-word="false"/>
      <style:text-properties officeooo:rsid="005c69e6" officeooo:paragraph-rsid="005c69e6"/>
    </style:style>
    <style:style style:name="P32" style:family="paragraph" style:parent-style-name="Table_20_Contents">
      <style:text-properties officeooo:rsid="00479359" officeooo:paragraph-rsid="00479359"/>
    </style:style>
    <style:style style:name="P33" style:family="paragraph" style:parent-style-name="Table_20_Contents">
      <style:text-properties officeooo:rsid="005d15fe" officeooo:paragraph-rsid="005d15fe"/>
    </style:style>
    <style:style style:name="P34" style:family="paragraph" style:parent-style-name="Table_20_Contents">
      <style:paragraph-properties fo:text-align="start" style:justify-single-word="false"/>
      <style:text-properties officeooo:rsid="005d15fe" officeooo:paragraph-rsid="005d15fe"/>
    </style:style>
    <style:style style:name="P35" style:family="paragraph" style:parent-style-name="Table_20_Contents">
      <style:text-properties fo:font-style="normal" officeooo:rsid="005f87eb" officeooo:paragraph-rsid="005f87eb" style:font-style-asian="normal" style:font-style-complex="normal"/>
    </style:style>
    <style:style style:name="P36" style:family="paragraph" style:parent-style-name="Table_20_Contents">
      <style:text-properties fo:font-style="italic" officeooo:rsid="005f87eb" officeooo:paragraph-rsid="0060f479" style:font-style-asian="italic" style:font-style-complex="italic"/>
    </style:style>
    <style:style style:name="P37" style:family="paragraph" style:parent-style-name="Table_20_Contents">
      <style:paragraph-properties fo:text-align="justify" style:justify-single-word="false"/>
      <style:text-properties officeooo:rsid="006ec458" officeooo:paragraph-rsid="006ec458"/>
    </style:style>
    <style:style style:name="P38" style:family="paragraph" style:parent-style-name="Table_20_Heading">
      <style:paragraph-properties fo:text-align="center" style:justify-single-word="false"/>
      <style:text-properties officeooo:rsid="000d285a" officeooo:paragraph-rsid="002103be"/>
    </style:style>
    <style:style style:name="P39" style:family="paragraph" style:parent-style-name="Table_20_Heading">
      <style:paragraph-properties fo:text-align="center" style:justify-single-word="false"/>
      <style:text-properties officeooo:rsid="000d285a" officeooo:paragraph-rsid="0025af9a"/>
    </style:style>
    <style:style style:name="P40" style:family="paragraph" style:parent-style-name="Table_20_Heading">
      <style:paragraph-properties fo:text-align="center" style:justify-single-word="false"/>
      <style:text-properties officeooo:rsid="000d285a" officeooo:paragraph-rsid="002cc484"/>
    </style:style>
    <style:style style:name="P41" style:family="paragraph" style:parent-style-name="Table_20_Heading">
      <style:paragraph-properties fo:text-align="center" style:justify-single-word="false"/>
      <style:text-properties officeooo:rsid="000d285a" officeooo:paragraph-rsid="00445247"/>
    </style:style>
    <style:style style:name="P42" style:family="paragraph" style:parent-style-name="Table_20_Heading">
      <style:text-properties officeooo:paragraph-rsid="002103be"/>
    </style:style>
    <style:style style:name="P43" style:family="paragraph" style:parent-style-name="Table_20_Heading">
      <style:text-properties officeooo:paragraph-rsid="0025af9a"/>
    </style:style>
    <style:style style:name="P44" style:family="paragraph" style:parent-style-name="Table_20_Heading">
      <style:paragraph-properties fo:text-align="start" style:justify-single-word="false"/>
      <style:text-properties officeooo:rsid="002103be" officeooo:paragraph-rsid="002103be"/>
    </style:style>
    <style:style style:name="P45" style:family="paragraph" style:parent-style-name="Table_20_Heading">
      <style:text-properties officeooo:rsid="00292b66" officeooo:paragraph-rsid="00292b66"/>
    </style:style>
    <style:style style:name="P46" style:family="paragraph" style:parent-style-name="Table_20_Heading">
      <style:paragraph-properties fo:text-align="start" style:justify-single-word="false"/>
      <style:text-properties officeooo:rsid="0025af9a" officeooo:paragraph-rsid="0025af9a"/>
    </style:style>
    <style:style style:name="P47" style:family="paragraph" style:parent-style-name="Table_20_Heading">
      <style:paragraph-properties fo:text-align="start" style:justify-single-word="false"/>
      <style:text-properties officeooo:rsid="0025af9a" officeooo:paragraph-rsid="00377a1d"/>
    </style:style>
    <style:style style:name="P48" style:family="paragraph" style:parent-style-name="Table_20_Heading">
      <style:text-properties officeooo:rsid="00377a1d" officeooo:paragraph-rsid="00377a1d"/>
    </style:style>
    <style:style style:name="P49" style:family="paragraph" style:parent-style-name="Table_20_Heading">
      <style:paragraph-properties fo:text-align="start" style:justify-single-word="false"/>
      <style:text-properties officeooo:rsid="00377a1d" officeooo:paragraph-rsid="00377a1d"/>
    </style:style>
    <style:style style:name="P50" style:family="paragraph" style:parent-style-name="Table_20_Heading">
      <style:text-properties officeooo:rsid="00377a1d" officeooo:paragraph-rsid="00445247"/>
    </style:style>
    <style:style style:name="P51" style:family="paragraph" style:parent-style-name="Table_20_Heading">
      <style:paragraph-properties fo:text-align="start" style:justify-single-word="false"/>
      <style:text-properties officeooo:rsid="00445247" officeooo:paragraph-rsid="00445247"/>
    </style:style>
    <style:style style:name="P52" style:family="paragraph" style:parent-style-name="Table_20_Heading">
      <style:paragraph-properties fo:text-align="start" style:justify-single-word="false"/>
      <style:text-properties officeooo:rsid="005d15fe" officeooo:paragraph-rsid="005d15fe"/>
    </style:style>
    <style:style style:name="P53" style:family="paragraph" style:parent-style-name="Heading">
      <style:paragraph-properties fo:text-align="end" style:justify-single-word="false"/>
      <style:text-properties fo:color="#ffffff" officeooo:rsid="0041c01f" officeooo:paragraph-rsid="0041c01f" fo:background-color="#000000"/>
    </style:style>
    <style:style style:name="P54" style:family="paragraph" style:parent-style-name="Heading">
      <style:paragraph-properties fo:text-align="center" style:justify-single-word="false"/>
      <style:text-properties officeooo:rsid="001373ff" officeooo:paragraph-rsid="0041c01f"/>
    </style:style>
    <style:style style:name="P55" style:family="paragraph" style:parent-style-name="Heading">
      <style:paragraph-properties fo:text-align="end" style:justify-single-word="false">
        <style:tab-stops>
          <style:tab-stop style:position="5.054cm"/>
        </style:tab-stops>
      </style:paragraph-properties>
      <style:text-properties officeooo:paragraph-rsid="0041c01f"/>
    </style:style>
    <style:style style:name="P56" style:family="paragraph" style:parent-style-name="Standard">
      <style:text-properties officeooo:paragraph-rsid="004d2cf6"/>
    </style:style>
    <style:style style:name="P57" style:family="paragraph" style:parent-style-name="Text_20_body" style:master-page-name="">
      <style:paragraph-properties style:page-number="auto" fo:keep-with-next="always"/>
      <style:text-properties officeooo:rsid="002103be" officeooo:paragraph-rsid="002103be"/>
    </style:style>
    <style:style style:name="P58" style:family="paragraph" style:parent-style-name="Text_20_body" style:master-page-name="">
      <style:paragraph-properties style:page-number="auto" fo:keep-with-next="always"/>
      <style:text-properties officeooo:rsid="002103be" officeooo:paragraph-rsid="0025af9a"/>
    </style:style>
    <style:style style:name="P59" style:family="paragraph" style:parent-style-name="Text_20_body" style:master-page-name="">
      <style:paragraph-properties style:page-number="auto" fo:keep-with-next="always"/>
      <style:text-properties officeooo:rsid="002cc484" officeooo:paragraph-rsid="002cc484"/>
    </style:style>
    <style:style style:name="P60" style:family="paragraph" style:parent-style-name="Text_20_body" style:master-page-name="">
      <style:paragraph-properties style:page-number="auto" fo:keep-with-next="always"/>
      <style:text-properties officeooo:rsid="00498dde" officeooo:paragraph-rsid="00445247"/>
    </style:style>
    <style:style style:name="T1" style:family="text">
      <style:text-properties fo:color="#800000"/>
    </style:style>
    <style:style style:name="T2" style:family="text">
      <style:text-properties officeooo:rsid="001170c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e6e6e6" loext:char-shading-value="0" style:font-weight-asian="bold" style:font-weight-complex="bold"/>
    </style:style>
    <style:style style:name="T5" style:family="text">
      <style:text-properties fo:font-style="italic" fo:font-weight="normal" officeooo:rsid="003b5845" style:font-style-asian="italic" style:font-weight-asian="normal" style:font-style-complex="italic" style:font-weight-complex="normal"/>
    </style:style>
    <style:style style:name="T6" style:family="text">
      <style:text-properties officeooo:rsid="004d2cf6"/>
    </style:style>
    <style:style style:name="T7" style:family="text">
      <style:text-properties fo:color="#c0c0c0" officeooo:rsid="004e0e00"/>
    </style:style>
    <style:style style:name="T8" style:family="text">
      <style:text-properties fo:color="#c0c0c0" officeooo:rsid="0052fbd6"/>
    </style:style>
    <style:style style:name="T9" style:family="text">
      <style:text-properties fo:color="#c0c0c0" style:font-name="Liberation Sans1" fo:font-size="10pt" fo:font-weight="normal" officeooo:rsid="0052fbd6" style:font-weight-asian="normal" style:font-weight-complex="normal"/>
    </style:style>
    <style:style style:name="T10" style:family="text">
      <style:text-properties fo:color="#c0c0c0" style:font-name="Liberation Sans1" fo:font-size="10pt" officeooo:rsid="0052fbd6"/>
    </style:style>
    <style:style style:name="T11" style:family="text">
      <style:text-properties officeooo:rsid="005e574d"/>
    </style:style>
    <style:style style:name="T12" style:family="text">
      <style:text-properties officeooo:rsid="0074550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55"><text:s text:c="18"/>Ка<text:span text:style-name="T2">рточка</text:span> процесс<text:span text:style-name="T2">а</text:span></text:p>
          </table:table-cell>
          <table:table-cell office:value-type="string">
            <text:p text:style-name="P53"><text:s text:c="2"/>#[ID] <text:s/></text:p>
          </table:table-cell>
        </table:table-row>
      </table:table>
      <text:p text:style-name="P54">[ [SHORTNAME] ] [NAME]</text:p>
      <text:p text:style-name="P5">Полное наименование <text:span text:style-name="T4">[FULLNAME]</text:span></text:p>
      <text:p text:style-name="P6">Владелец процесса: <text:span text:style-name="T3">[OWNER]</text:span></text:p>
      <text:p text:style-name="P10"><text:span text:style-name="T3">Цель:</text:span> <text:span text:style-name="T5">[GOAL]</text:span></text:p>
      <text:p text:style-name="P12">Краткое описание:</text:p>
      <text:p text:style-name="P8">[DESCRIPTION]</text:p>
      <text:p text:style-name="P11"/>
      <text:p text:style-name="P11">Родительский процесс: <text:span text:style-name="T3">[PARENT]</text:span><text:span text:style-name="T9"> [PARENT_ID]</text:span></text:p>
      <text:p text:style-name="P7">Подпроцессы:</text:p>
      <table:table table:name="SUBPROC" table:style-name="SUBPROC">
        <table:table-column table:style-name="SUBPROC.A"/>
        <table:table-column table:style-name="SUBPROC.B"/>
        <table:table-column table:style-name="SUBPROC.C"/>
        <table:table-row table:style-name="SUBPROC.1">
          <table:table-cell table:style-name="SUBPROC.A1" office:value-type="string">
            <text:p text:style-name="P23">[SP]</text:p>
          </table:table-cell>
          <table:table-cell table:style-name="SUBPROC.A1" office:value-type="string">
            <text:p text:style-name="P35">[SPNAME]</text:p>
          </table:table-cell>
          <table:table-cell table:style-name="SUBPROC.A1" office:value-type="string">
            <text:p text:style-name="P36">[SPOWNER]</text:p>
          </table:table-cell>
        </table:table-row>
      </table:table>
      <text:p text:style-name="Horizontal_20_Line"/>
      <text:p text:style-name="P14">[METRICS]</text:p>
      <table:table table:name="TABLE_METRICS" table:style-name="TABLE_5f_METRICS">
        <table:table-column table:style-name="TABLE_5f_METRICS.A"/>
        <table:table-column table:style-name="TABLE_5f_METRICS.B"/>
        <table:table-row>
          <table:table-cell table:style-name="TABLE_5f_METRICS.A1" office:value-type="string">
            <text:p text:style-name="P37"/>
          </table:table-cell>
          <table:table-cell table:style-name="TABLE_5f_METRICS.A1" office:value-type="string">
            <text:p text:style-name="P37"><text:span text:style-name="T12">[MEN] ([MED])</text:span> <text:span text:style-name="T10">#[IDM]</text:span></text:p>
          </table:table-cell>
        </table:table-row>
      </table:table>
      <text:p text:style-name="P14"/>
      <text:p text:style-name="P13">Документы процесса:</text:p>
      <table:table table:name="TABLE_DOCS" table:style-name="TABLE_5f_DOCS">
        <table:table-column table:style-name="TABLE_5f_DOCS.A"/>
        <table:table-column table:style-name="TABLE_5f_DOCS.B"/>
        <table:table-column table:style-name="TABLE_5f_DOCS.C"/>
        <table:table-column table:style-name="TABLE_5f_DOCS.D"/>
        <table:table-row table:style-name="TABLE_5f_DOCS.1">
          <table:table-cell table:style-name="TABLE_5f_DOCS.A1" office:value-type="string">
            <text:p text:style-name="P15">[NN]</text:p>
          </table:table-cell>
          <table:table-cell table:style-name="TABLE_5f_DOCS.A1" office:value-type="string">
            <text:p text:style-name="P16">[ND] <text:span text:style-name="T7">#</text:span><text:span text:style-name="T8">[IDD]</text:span></text:p>
          </table:table-cell>
          <table:table-cell table:style-name="TABLE_5f_DOCS.A1" office:value-type="string">
            <text:p text:style-name="P16"><text:s/><text:span text:style-name="T6">[APPROVED]</text:span></text:p>
          </table:table-cell>
          <table:table-cell table:style-name="TABLE_5f_DOCS.D1" office:value-type="string">
            <text:p text:style-name="P27">[OWNER_DOC]</text:p>
          </table:table-cell>
        </table:table-row>
      </table:table>
      <text:p text:style-name="P56"/>
      <text:p text:style-name="P57">Роли процесса: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38">№ п/п</text:p>
          </table:table-cell>
          <table:table-cell table:style-name="TABLE_5f_ROLES.A1" office:value-type="string">
            <text:p text:style-name="P42">Наименование</text:p>
          </table:table-cell>
          <table:table-cell table:style-name="TABLE_5f_ROLES.C1" office:value-type="string">
            <text:p text:style-name="P44">Назначение в процессе</text:p>
          </table:table-cell>
        </table:table-row>
        <table:table-row table:style-name="TABLE_5f_ROLES.1">
          <table:table-cell table:style-name="TABLE_5f_ROLES.A2" office:value-type="string">
            <text:p text:style-name="P17">[RR]</text:p>
          </table:table-cell>
          <table:table-cell table:style-name="TABLE_5f_ROLES.B2" office:value-type="string">
            <text:p text:style-name="P18">[NR]</text:p>
          </table:table-cell>
          <table:table-cell table:style-name="TABLE_5f_ROLES.C2" office:value-type="string">
            <text:p text:style-name="P28">[RDESCRIPTION]</text:p>
          </table:table-cell>
        </table:table-row>
      </table:table>
      <text:p text:style-name="Text_20_body"/>
      <text:p text:style-name="P58">Рабочие места процесса:</text:p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39">№ п/п</text:p>
          </table:table-cell>
          <table:table-cell table:style-name="TABLE_5f_PLACES.A1" office:value-type="string">
            <text:p text:style-name="P43">Наименование</text:p>
          </table:table-cell>
          <table:table-cell table:style-name="TABLE_5f_PLACES.A1" office:value-type="string">
            <text:p text:style-name="P45">Место</text:p>
          </table:table-cell>
          <table:table-cell table:style-name="TABLE_5f_PLACES.D1" office:value-type="string">
            <text:p text:style-name="P46">Описание</text:p>
          </table:table-cell>
        </table:table-row>
        <table:table-row table:style-name="TABLE_5f_PLACES.1">
          <table:table-cell table:style-name="TABLE_5f_PLACES.A2" office:value-type="string">
            <text:p text:style-name="P17">[WW]</text:p>
          </table:table-cell>
          <table:table-cell table:style-name="TABLE_5f_PLACES.B2" office:value-type="string">
            <text:p text:style-name="P19">[DESIGNATION]</text:p>
          </table:table-cell>
          <table:table-cell table:style-name="TABLE_5f_PLACES.C2" office:value-type="string">
            <text:p text:style-name="P20">[LOCA]</text:p>
          </table:table-cell>
          <table:table-cell table:style-name="TABLE_5f_PLACES.D2" office:value-type="string">
            <text:p text:style-name="P29">[WDESCRIPTION]</text:p>
          </table:table-cell>
        </table:table-row>
      </table:table>
      <text:p text:style-name="Text_20_body"/>
      <text:p text:style-name="P59">Приложения процесса:</text:p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40">№ п/п</text:p>
          </table:table-cell>
          <table:table-cell table:style-name="TABLE_5f_BAPPS.A1" office:value-type="string">
            <text:p text:style-name="P48">Обозначение</text:p>
          </table:table-cell>
          <table:table-cell table:style-name="TABLE_5f_BAPPS.A1" office:value-type="string">
            <text:p text:style-name="P47">Описание</text:p>
          </table:table-cell>
          <table:table-cell table:style-name="TABLE_5f_BAPPS.D1" office:value-type="string">
            <text:p text:style-name="P49">Назначение</text:p>
          </table:table-cell>
        </table:table-row>
        <table:table-row table:style-name="TABLE_5f_BAPPS.1">
          <table:table-cell table:style-name="TABLE_5f_BAPPS.A2" office:value-type="string">
            <text:p text:style-name="P21">[PP]</text:p>
          </table:table-cell>
          <table:table-cell table:style-name="TABLE_5f_BAPPS.B2" office:value-type="string">
            <text:p text:style-name="P22">[NA]</text:p>
          </table:table-cell>
          <table:table-cell table:style-name="TABLE_5f_BAPPS.C2" office:value-type="string">
            <text:p text:style-name="P30">[ADESCRIPTION]</text:p>
          </table:table-cell>
          <table:table-cell table:style-name="TABLE_5f_BAPPS.D2" office:value-type="string">
            <text:p text:style-name="P31">[APURPOSE]</text:p>
          </table:table-cell>
        </table:table-row>
      </table:table>
      <text:p text:style-name="Text_20_body"/>
      <text:p text:style-name="P60">Ресурсы процесса:</text:p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41">№ п/п</text:p>
          </table:table-cell>
          <table:table-cell table:style-name="IRESOURCES.A1" office:value-type="string">
            <text:p text:style-name="P50">Обозначение</text:p>
          </table:table-cell>
          <table:table-cell table:style-name="IRESOURCES.A1" office:value-type="string">
            <text:p text:style-name="P51">Местоположение</text:p>
          </table:table-cell>
          <table:table-cell table:style-name="IRESOURCES.D1" office:value-type="string">
            <text:p text:style-name="P52">Назначение,</text:p>
            <text:p text:style-name="P51"><text:span text:style-name="T11">п</text:span>римечание</text:p>
          </table:table-cell>
        </table:table-row>
        <table:table-row table:style-name="IRESOURCES.1">
          <table:table-cell table:style-name="IRESOURCES.A2" office:value-type="string">
            <text:p text:style-name="P25">[IR]</text:p>
          </table:table-cell>
          <table:table-cell table:style-name="IRESOURCES.B2" office:value-type="string">
            <text:p text:style-name="P24">[LABEL]</text:p>
          </table:table-cell>
          <table:table-cell table:style-name="IRESOURCES.C2" office:value-type="string">
            <text:p text:style-name="P32">[LOCATION]</text:p>
            <text:p text:style-name="P33">[ALOCATION]</text:p>
          </table:table-cell>
          <table:table-cell table:style-name="IRESOURCES.D2" office:value-type="string">
            <text:p text:style-name="P34">[RPURPOSE]</text:p>
            <text:p text:style-name="P26">[NOTE]</text:p>
          </table:table-cell>
        </table:table-row>
      </table:table>
      <text:p text:style-name="P9"/>
      <text:p text:style-name="P2"/>
      <text:p text:style-name="P3">[USER_POSITION]<text:tab/>/ [USER_NAME] /</text:p>
      <text:p text:style-name="P4">[REPORT_DATE] 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01cm" fo:margin-bottom="0.199cm" style:contextual-spacing="false" fo:keep-with-next="always"/>
      <style:text-properties style:font-name="Liberation Sans" fo:font-family="'Liberation Sans'" style:font-style-name="Полужирный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style:font-name="Liberation Sans1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2T15:11:41.932998630</dc:date>
    <meta:generator>LibreOffice/4.2.3.3$Linux_X86_64 LibreOffice_project/420m0$Build-3</meta:generator>
    <meta:editing-duration>PT8H22M22S</meta:editing-duration>
    <meta:editing-cycles>168</meta:editing-cycles>
    <dc:creator>Роберт Бикмансуров</dc:creator>
    <dc:title>Карточка процесса</dc:title>
    <meta:document-statistic meta:table-count="8" meta:image-count="0" meta:object-count="0" meta:page-count="1" meta:paragraph-count="61" meta:word-count="99" meta:character-count="777" meta:non-whitespace-character-count="717"/>
  </office:meta>
</office:document-meta>
</file>